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4-0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2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8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6-0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2-0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3184" calcext:value-type="float">
            <text:p>2.0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89367741936" calcext:value-type="float">
            <text:p>1.840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9535" calcext:value-type="float">
            <text:p>1.913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0736" calcext:value-type="float">
            <text:p>1.93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748" calcext:value-type="float">
            <text:p>1.7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3056" calcext:value-type="float">
            <text:p>1.50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9855" calcext:value-type="float">
            <text:p>2.550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3483870968" calcext:value-type="float">
            <text:p>3.110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84516129032" calcext:value-type="float">
            <text:p>2.558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03709090909" calcext:value-type="float">
            <text:p>3.4140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43781818182" calcext:value-type="float">
            <text:p>2.7294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82503225806" calcext:value-type="float">
            <text:p>3.245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45858064516" calcext:value-type="float">
            <text:p>2.329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60103225806" calcext:value-type="float">
            <text:p>2.5966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43675" calcext:value-type="float">
            <text:p>2.732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596" calcext:value-type="float">
            <text:p>2.8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28075" calcext:value-type="float">
            <text:p>3.008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424" calcext:value-type="float">
            <text:p>1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054" calcext:value-type="float">
            <text:p>1.19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53393548387" calcext:value-type="float">
            <text:p>1.8385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6048" calcext:value-type="float">
            <text:p>3.5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33212903226" calcext:value-type="float">
            <text:p>3.3333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37987096774" calcext:value-type="float">
            <text:p>3.5063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92722580645" calcext:value-type="float">
            <text:p>2.981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02868965517" calcext:value-type="float">
            <text:p>2.7520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727225806452" calcext:value-type="float">
            <text:p>2.387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0635" calcext:value-type="float">
            <text:p>2.413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2928" calcext:value-type="float">
            <text:p>3.07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0125" calcext:value-type="float">
            <text:p>2.005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7928" calcext:value-type="float">
            <text:p>1.36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159" calcext:value-type="float">
            <text:p>2.415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74296774194" calcext:value-type="float">
            <text:p>2.441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68516129032" calcext:value-type="float">
            <text:p>2.802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19896774194" calcext:value-type="float">
            <text:p>3.0421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86838709677" calcext:value-type="float">
            <text:p>5.165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1264" calcext:value-type="float">
            <text:p>4.3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16387096774" calcext:value-type="float">
            <text:p>3.302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19515" calcext:value-type="float">
            <text:p>3.421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6104" calcext:value-type="float">
            <text:p>2.39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95418181818" calcext:value-type="float">
            <text:p>1.80395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32208" calcext:value-type="float">
            <text:p>1.2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689" calcext:value-type="float">
            <text:p>2.591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388" calcext:value-type="float">
            <text:p>5.64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45987096774" calcext:value-type="float">
            <text:p>6.051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13677419355" calcext:value-type="float">
            <text:p>5.912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00464516129" calcext:value-type="float">
            <text:p>4.941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58455172414" calcext:value-type="float">
            <text:p>2.73258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48774193548" calcext:value-type="float">
            <text:p>4.074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006" calcext:value-type="float">
            <text:p>4.23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042" calcext:value-type="float">
            <text:p>3.3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00375" calcext:value-type="float">
            <text:p>2.316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7284" calcext:value-type="float">
            <text:p>0.7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91475" calcext:value-type="float">
            <text:p>1.2229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17832258064" calcext:value-type="float">
            <text:p>2.1641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23819354839" calcext:value-type="float">
            <text:p>3.4912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28851612903" calcext:value-type="float">
            <text:p>2.7262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64541935484" calcext:value-type="float">
            <text:p>2.312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8575483871" calcext:value-type="float">
            <text:p>1.63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63928" calcext:value-type="float">
            <text:p>-0.1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1405161290323" calcext:value-type="float">
            <text:p>-0.1814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3261" calcext:value-type="float">
            <text:p>0.183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43368" calcext:value-type="float">
            <text:p>0.76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1055" calcext:value-type="float">
            <text:p>2.749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4792" calcext:value-type="float">
            <text:p>2.71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11148387097" calcext:value-type="float">
            <text:p>3.141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6655" calcext:value-type="float">
            <text:p>4.1816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33161290323" calcext:value-type="float">
            <text:p>2.530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37496774194" calcext:value-type="float">
            <text:p>3.688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35019354839" calcext:value-type="float">
            <text:p>4.768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21548387097" calcext:value-type="float">
            <text:p>3.9732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1564137931" calcext:value-type="float">
            <text:p>3.9841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90270967742" calcext:value-type="float">
            <text:p>3.8919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58325" calcext:value-type="float">
            <text:p>2.380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2848" calcext:value-type="float">
            <text:p>2.63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27275" calcext:value-type="float">
            <text:p>2.944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5296" calcext:value-type="float">
            <text:p>3.67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084" calcext:value-type="float">
            <text:p>3.7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665806451613" calcext:value-type="float">
            <text:p>3.126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42477419355" calcext:value-type="float">
            <text:p>4.406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50916129032" calcext:value-type="float">
            <text:p>4.4425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1" calcext:value-type="float">
            <text:p>3.8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6375" calcext:value-type="float">
            <text:p>3.195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5964137931" calcext:value-type="float">
            <text:p>2.9325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32581818182" calcext:value-type="float">
            <text:p>3.10332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92685714286" calcext:value-type="float">
            <text:p>3.8779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788" calcext:value-type="float">
            <text:p>2.8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62133333333" calcext:value-type="float">
            <text:p>1.5846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161032258064" calcext:value-type="float">
            <text:p>0.21916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336125" calcext:value-type="float">
            <text:p>0.223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8761806451613" calcext:value-type="float">
            <text:p>0.3187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66606451613" calcext:value-type="float">
            <text:p>3.1906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23767741935" calcext:value-type="float">
            <text:p>2.6882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60129032258" calcext:value-type="float">
            <text:p>3.569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211509677419" calcext:value-type="float">
            <text:p>4.952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06013793104" calcext:value-type="float">
            <text:p>4.56706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1984516129" calcext:value-type="float">
            <text:p>4.144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67575" calcext:value-type="float">
            <text:p>3.882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6944" calcext:value-type="float">
            <text:p>1.6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479771428571" calcext:value-type="float">
            <text:p>1.0847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47314285714" calcext:value-type="float">
            <text:p>1.9894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684" calcext:value-type="float">
            <text:p>3.1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61419354839" calcext:value-type="float">
            <text:p>3.070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19974193548" calcext:value-type="float">
            <text:p>4.437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97187096774" calcext:value-type="float">
            <text:p>5.575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80412903226" calcext:value-type="float">
            <text:p>5.585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418529032258" calcext:value-type="float">
            <text:p>5.194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52579310345" calcext:value-type="float">
            <text:p>4.3645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18925" calcext:value-type="float">
            <text:p>3.4191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6075" calcext:value-type="float">
            <text:p>3.33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0896" calcext:value-type="float">
            <text:p>2.95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04575" calcext:value-type="float">
            <text:p>2.652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0232" calcext:value-type="float">
            <text:p>2.49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4284" calcext:value-type="float">
            <text:p>3.0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29109677419" calcext:value-type="float">
            <text:p>3.693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9816" calcext:value-type="float">
            <text:p>5.00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315175" calcext:value-type="float">
            <text:p>4.643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59819354839" calcext:value-type="float">
            <text:p>4.085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65470967742" calcext:value-type="float">
            <text:p>4.193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91944827586" calcext:value-type="float">
            <text:p>3.20491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88516129032" calcext:value-type="float">
            <text:p>3.640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07725" calcext:value-type="float">
            <text:p>4.047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7944" calcext:value-type="float">
            <text:p>4.12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15825" calcext:value-type="float">
            <text:p>3.552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37379310345" calcext:value-type="float">
            <text:p>2.3863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39475" calcext:value-type="float">
            <text:p>2.396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19342857143" calcext:value-type="float">
            <text:p>3.0171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43575" calcext:value-type="float">
            <text:p>3.8674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226193548387" calcext:value-type="float">
            <text:p>3.472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63432258065" calcext:value-type="float">
            <text:p>2.3836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21961290323" calcext:value-type="float">
            <text:p>2.0152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35172413793" calcext:value-type="float">
            <text:p>1.8813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58044444445" calcext:value-type="float">
            <text:p>2.41458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37657142857" calcext:value-type="float">
            <text:p>2.6863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667" calcext:value-type="float">
            <text:p>2.288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4304" calcext:value-type="float">
            <text:p>1.97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399" calcext:value-type="float">
            <text:p>2.430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29574193548" calcext:value-type="float">
            <text:p>1.776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87075" calcext:value-type="float">
            <text:p>2.394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54038709677" calcext:value-type="float">
            <text:p>3.684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7368" calcext:value-type="float">
            <text:p>4.2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04593548387" calcext:value-type="float">
            <text:p>4.792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66648275862" calcext:value-type="float">
            <text:p>3.82166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144516129" calcext:value-type="float">
            <text:p>3.967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9845" calcext:value-type="float">
            <text:p>4.066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08670967742" calcext:value-type="float">
            <text:p>3.8400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93425" calcext:value-type="float">
            <text:p>3.664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0416" calcext:value-type="float">
            <text:p>3.0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4005" calcext:value-type="float">
            <text:p>3.204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2304516129" calcext:value-type="float">
            <text:p>4.019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90658064516" calcext:value-type="float">
            <text:p>5.1519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36103225807" calcext:value-type="float">
            <text:p>5.2483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4845" calcext:value-type="float">
            <text:p>4.257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49367741936" calcext:value-type="float">
            <text:p>3.9744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21075862069" calcext:value-type="float">
            <text:p>4.15621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3615483871" calcext:value-type="float">
            <text:p>4.527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7395" calcext:value-type="float">
            <text:p>4.3927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208" calcext:value-type="float">
            <text:p>3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1144" calcext:value-type="float">
            <text:p>4.01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93575" calcext:value-type="float">
            <text:p>3.6769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22606451613" calcext:value-type="float">
            <text:p>4.6232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8655483871" calcext:value-type="float">
            <text:p>5.130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08361290323" calcext:value-type="float">
            <text:p>5.118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904980645161" calcext:value-type="float">
            <text:p>4.9090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363" calcext:value-type="float">
            <text:p>4.047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66085714286" calcext:value-type="float">
            <text:p>3.2736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706219354839" calcext:value-type="float">
            <text:p>3.6070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7944" calcext:value-type="float">
            <text:p>2.59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95225" calcext:value-type="float">
            <text:p>1.903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8744" calcext:value-type="float">
            <text:p>1.33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53677419355" calcext:value-type="float">
            <text:p>1.873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201" calcext:value-type="float">
            <text:p>2.370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215664516129" calcext:value-type="float">
            <text:p>4.252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93135483871" calcext:value-type="float">
            <text:p>3.690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80025806452" calcext:value-type="float">
            <text:p>2.8018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81627586207" calcext:value-type="float">
            <text:p>2.1298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17419354839" calcext:value-type="float">
            <text:p>1.836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37083870968" calcext:value-type="float">
            <text:p>1.836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93393548387" calcext:value-type="float">
            <text:p>1.9909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78763636364" calcext:value-type="float">
            <text:p>1.9607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82838709677" calcext:value-type="float">
            <text:p>1.797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6165" calcext:value-type="float">
            <text:p>1.122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03535483871" calcext:value-type="float">
            <text:p>1.0940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78916129032" calcext:value-type="float">
            <text:p>1.7297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45316129032" calcext:value-type="float">
            <text:p>2.089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95587096774" calcext:value-type="float">
            <text:p>1.637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53825" calcext:value-type="float">
            <text:p>1.639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373986206897" calcext:value-type="float">
            <text:p>1.83373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90735483871" calcext:value-type="float">
            <text:p>1.593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63075" calcext:value-type="float">
            <text:p>1.9986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37961290323" calcext:value-type="float">
            <text:p>1.7713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498838709677" calcext:value-type="float">
            <text:p>0.9554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6984" calcext:value-type="float">
            <text:p>0.68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66825" calcext:value-type="float">
            <text:p>1.1556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38374193548" calcext:value-type="float">
            <text:p>2.099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90632258064" calcext:value-type="float">
            <text:p>3.0359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72775" calcext:value-type="float">
            <text:p>2.774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77935483871" calcext:value-type="float">
            <text:p>2.474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55432258064" calcext:value-type="float">
            <text:p>1.7435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31475862069" calcext:value-type="float">
            <text:p>1.94031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66709677419" calcext:value-type="float">
            <text:p>2.129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84375" calcext:value-type="float">
            <text:p>2.1788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12816" calcext:value-type="float">
            <text:p>1.82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145" calcext:value-type="float">
            <text:p>1.16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797" calcext:value-type="float">
            <text:p>0.661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7150068965517" calcext:value-type="float">
            <text:p>0.767150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0592" calcext:value-type="float">
            <text:p>1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15638709677" calcext:value-type="float">
            <text:p>2.136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25832258064" calcext:value-type="float">
            <text:p>2.42325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55175" calcext:value-type="float">
            <text:p>2.1285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162" calcext:value-type="float">
            <text:p>1.29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973935483871" calcext:value-type="float">
            <text:p>0.7869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27225806452" calcext:value-type="float">
            <text:p>1.244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82925" calcext:value-type="float">
            <text:p>2.062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95835294118" calcext:value-type="float">
            <text:p>1.52695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2784" calcext:value-type="float">
            <text:p>1.6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1005" calcext:value-type="float">
            <text:p>2.328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68475" calcext:value-type="float">
            <text:p>2.430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8672" calcext:value-type="float">
            <text:p>2.5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92525" calcext:value-type="float">
            <text:p>3.2119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815483871" calcext:value-type="float">
            <text:p>3.125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78348387097" calcext:value-type="float">
            <text:p>2.8027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74565517241" calcext:value-type="float">
            <text:p>2.7997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16875" calcext:value-type="float">
            <text:p>2.874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89083870968" calcext:value-type="float">
            <text:p>2.9488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48224" calcext:value-type="float">
            <text:p>3.0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42" calcext:value-type="float">
            <text:p>1.4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18216" calcext:value-type="float">
            <text:p>1.06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952980645161" calcext:value-type="float">
            <text:p>1.129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84541935484" calcext:value-type="float">
            <text:p>2.007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4264" calcext:value-type="float">
            <text:p>4.60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228877419355" calcext:value-type="float">
            <text:p>4.842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26890322581" calcext:value-type="float">
            <text:p>3.8352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6116129032" calcext:value-type="float">
            <text:p>4.287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2744" calcext:value-type="float">
            <text:p>3.77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87586206896" calcext:value-type="float">
            <text:p>3.302875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969" calcext:value-type="float">
            <text:p>2.926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7896" calcext:value-type="float">
            <text:p>2.5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48925" calcext:value-type="float">
            <text:p>2.390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33058064516" calcext:value-type="float">
            <text:p>1.686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62916129032" calcext:value-type="float">
            <text:p>2.354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73825" calcext:value-type="float">
            <text:p>3.2397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8832" calcext:value-type="float">
            <text:p>4.67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31904516129" calcext:value-type="float">
            <text:p>5.223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99303225807" calcext:value-type="float">
            <text:p>4.208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97290322581" calcext:value-type="float">
            <text:p>4.133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26262068966" calcext:value-type="float">
            <text:p>3.1522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87975" calcext:value-type="float">
            <text:p>2.8478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64258064516" calcext:value-type="float">
            <text:p>3.039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56929032258" calcext:value-type="float">
            <text:p>2.551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32525" calcext:value-type="float">
            <text:p>1.8403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9008" calcext:value-type="float">
            <text:p>1.5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55525" calcext:value-type="float">
            <text:p>1.775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1905" calcext:value-type="float">
            <text:p>1.1431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636" calcext:value-type="float">
            <text:p>1.9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67975" calcext:value-type="float">
            <text:p>3.914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74683870968" calcext:value-type="float">
            <text:p>3.7017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26371428571" calcext:value-type="float">
            <text:p>2.2732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55125" calcext:value-type="float">
            <text:p>2.886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76736" calcext:value-type="float">
            <text:p>2.146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56975" calcext:value-type="float">
            <text:p>1.8915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4648" calcext:value-type="float">
            <text:p>1.91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02975" calcext:value-type="float">
            <text:p>2.1430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79781818182" calcext:value-type="float">
            <text:p>3.32379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88516129032" calcext:value-type="float">
            <text:p>3.640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7745" calcext:value-type="float">
            <text:p>3.529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02167741935" calcext:value-type="float">
            <text:p>2.4840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1791483870968" calcext:value-type="float">
            <text:p>0.9617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878571428571" calcext:value-type="float">
            <text:p>0.98787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792175" calcext:value-type="float">
            <text:p>0.8979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31575" calcext:value-type="float">
            <text:p>1.383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3664" calcext:value-type="float">
            <text:p>1.96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9288" calcext:value-type="float">
            <text:p>2.45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5912" calcext:value-type="float">
            <text:p>2.2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78036363636" calcext:value-type="float">
            <text:p>1.69478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31127272727" calcext:value-type="float">
            <text:p>1.30131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88593548387" calcext:value-type="float">
            <text:p>1.2258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49806451613" calcext:value-type="float">
            <text:p>1.846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93677419355" calcext:value-type="float">
            <text:p>2.787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07525" calcext:value-type="float">
            <text:p>2.888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13171428571" calcext:value-type="float">
            <text:p>2.36013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69175" calcext:value-type="float">
            <text:p>2.105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81875" calcext:value-type="float">
            <text:p>1.978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9984" calcext:value-type="float">
            <text:p>1.94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58472727273" calcext:value-type="float">
            <text:p>1.2955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3848" calcext:value-type="float">
            <text:p>1.6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85058064516" calcext:value-type="float">
            <text:p>1.655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73381818182" calcext:value-type="float">
            <text:p>1.54173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31418181818" calcext:value-type="float">
            <text:p>2.1443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65341935484" calcext:value-type="float">
            <text:p>2.376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03509677419" calcext:value-type="float">
            <text:p>2.0260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9375483871" calcext:value-type="float">
            <text:p>1.896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36110344828" calcext:value-type="float">
            <text:p>1.66736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044825" calcext:value-type="float">
            <text:p>1.300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28464516129" calcext:value-type="float">
            <text:p>1.466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9672" calcext:value-type="float">
            <text:p>1.0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2161454545455" calcext:value-type="float">
            <text:p>0.622161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0944" calcext:value-type="float">
            <text:p>0.6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302193548387" calcext:value-type="float">
            <text:p>0.9553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47428571429" calcext:value-type="float">
            <text:p>1.7264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59070967742" calcext:value-type="float">
            <text:p>2.538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56077419355" calcext:value-type="float">
            <text:p>3.208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28567741936" calcext:value-type="float">
            <text:p>2.3102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4064516129" calcext:value-type="float">
            <text:p>1.61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23771428571" calcext:value-type="float">
            <text:p>1.3032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512257142857" calcext:value-type="float">
            <text:p>1.0351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92917647059" calcext:value-type="float">
            <text:p>1.315929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66485" calcext:value-type="float">
            <text:p>0.6166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992258064516" calcext:value-type="float">
            <text:p>0.5279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8721032258064" calcext:value-type="float">
            <text:p>0.50872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533" calcext:value-type="float">
            <text:p>0.73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42270967742" calcext:value-type="float">
            <text:p>1.9564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29858064516" calcext:value-type="float">
            <text:p>2.1922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42993548387" calcext:value-type="float">
            <text:p>2.149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1935483871" calcext:value-type="float">
            <text:p>1.27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5424285714286" calcext:value-type="float">
            <text:p>0.94542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734025" calcext:value-type="float">
            <text:p>0.8173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26967741936" calcext:value-type="float">
            <text:p>1.0392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61864" calcext:value-type="float">
            <text:p>0.5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02888" calcext:value-type="float">
            <text:p>0.38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6195428571429" calcext:value-type="float">
            <text:p>-0.36619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77914285714" calcext:value-type="float">
            <text:p>2.5327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8672" calcext:value-type="float">
            <text:p>3.6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24180645161" calcext:value-type="float">
            <text:p>3.3972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25574193548" calcext:value-type="float">
            <text:p>2.218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50658064516" calcext:value-type="float">
            <text:p>1.9515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95114285714" calcext:value-type="float">
            <text:p>2.0039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857" calcext:value-type="float">
            <text:p>2.284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21135483871" calcext:value-type="float">
            <text:p>2.502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4592" calcext:value-type="float">
            <text:p>2.42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65775" calcext:value-type="float">
            <text:p>1.4526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1792" calcext:value-type="float">
            <text:p>1.33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73316129032" calcext:value-type="float">
            <text:p>1.662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251" calcext:value-type="float">
            <text:p>2.008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7976" calcext:value-type="float">
            <text:p>3.66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3855" calcext:value-type="float">
            <text:p>3.846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98993548387" calcext:value-type="float">
            <text:p>2.819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23314285714" calcext:value-type="float">
            <text:p>2.7362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29714285714" calcext:value-type="float">
            <text:p>2.4862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82327272727" calcext:value-type="float">
            <text:p>2.85782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31509677419" calcext:value-type="float">
            <text:p>2.361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6144" calcext:value-type="float">
            <text:p>1.91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80725" calcext:value-type="float">
            <text:p>1.8868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71380645161" calcext:value-type="float">
            <text:p>1.8397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95070967742" calcext:value-type="float">
            <text:p>1.608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76475" calcext:value-type="float">
            <text:p>1.927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2176" calcext:value-type="float">
            <text:p>2.1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7275" calcext:value-type="float">
            <text:p>2.39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3024516129" calcext:value-type="float">
            <text:p>2.690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19948387097" calcext:value-type="float">
            <text:p>2.7021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97171428571" calcext:value-type="float">
            <text:p>2.6039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86025" calcext:value-type="float">
            <text:p>2.691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14270967742" calcext:value-type="float">
            <text:p>2.7641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556" calcext:value-type="float">
            <text:p>2.41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27925" calcext:value-type="float">
            <text:p>1.8532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85780645161" calcext:value-type="float">
            <text:p>1.086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8431225806452" calcext:value-type="float">
            <text:p>0.9184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92625" calcext:value-type="float">
            <text:p>1.3149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2192" calcext:value-type="float">
            <text:p>2.5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49075" calcext:value-type="float">
            <text:p>3.5454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81780645161" calcext:value-type="float">
            <text:p>3.052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10709677419" calcext:value-type="float">
            <text:p>2.602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98485714286" calcext:value-type="float">
            <text:p>2.4369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62675" calcext:value-type="float">
            <text:p>2.347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2144516129" calcext:value-type="float">
            <text:p>1.986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2392" calcext:value-type="float">
            <text:p>1.93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64805" calcext:value-type="float">
            <text:p>0.796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5852387096774" calcext:value-type="float">
            <text:p>0.4658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7465548387097" calcext:value-type="float">
            <text:p>0.7874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09987096774" calcext:value-type="float">
            <text:p>1.2660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20180645161" calcext:value-type="float">
            <text:p>3.077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274" calcext:value-type="float">
            <text:p>4.09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04877419355" calcext:value-type="float">
            <text:p>3.684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00696774194" calcext:value-type="float">
            <text:p>2.6490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572" calcext:value-type="float">
            <text:p>1.5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10875" calcext:value-type="float">
            <text:p>1.081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72567741936" calcext:value-type="float">
            <text:p>1.258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4744" calcext:value-type="float">
            <text:p>1.8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64475" calcext:value-type="float">
            <text:p>1.3486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05083870968" calcext:value-type="float">
            <text:p>1.181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69703225806" calcext:value-type="float">
            <text:p>1.4596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63725" calcext:value-type="float">
            <text:p>2.431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27232" calcext:value-type="float">
            <text:p>3.6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15096774194" calcext:value-type="float">
            <text:p>3.039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05393548387" calcext:value-type="float">
            <text:p>1.808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90975" calcext:value-type="float">
            <text:p>0.420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6559724137931" calcext:value-type="float">
            <text:p>0.116559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2605" calcext:value-type="float">
            <text:p>0.179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6772387096774" calcext:value-type="float">
            <text:p>-0.2067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6056" calcext:value-type="float">
            <text:p>0.9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3104516129" calcext:value-type="float">
            <text:p>1.230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93" calcext:value-type="float">
            <text:p>1.34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2832" calcext:value-type="float">
            <text:p>2.4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2096" calcext:value-type="float">
            <text:p>2.8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7274" calcext:value-type="float">
            <text:p>-0.28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3444" calcext:value-type="float">
            <text:p>-0.1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8932" calcext:value-type="float">
            <text:p>-0.5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27082323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06" meta:object-count="0"/>
    <meta:user-defined meta:name="AppVersion">3.0</meta:user-defined>
  </office:meta>
</office:document-meta>
</file>